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.toString( BigDecimal b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ration.getCalendarTimeInMillis( final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addTo( Date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ration.getTimeInMillis( final Date start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.get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toString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uration.isShorterThan( final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subtract( final Duration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multiply( in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get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isLongerThan( final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getXMLSchemaTyp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uration.ge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get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equals( final Object d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.getH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.getTimeInMillis( final Calendar start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.getYe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